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</office:automatic-styles>
  <office:body>
    <office:text text:use-soft-page-breaks="true">
      <text:p text:style-name="P1"><text:bookmark-start text:name="_GoBack"/><text:bookmark-end text:name="_GoBack"/>Facebook ID:-</text:p>
      <text:p text:style-name="Standard"/>
      <text:p text:style-name="P2">username:- <text:s/>d10000dspl@outlook.com</text:p>
      <text:p text:style-name="P3">password:- <text:s/>(123qweasd!)</text:p>
      <text:p text:style-name="P4"/>
      <text:p text:style-name="P5"/>
      <text:p text:style-name="P6">Instagram ID:-</text:p>
      <text:p text:style-name="P7"/>
      <text:p text:style-name="P8">username:- kabirdash98r</text:p>
      <text:p text:style-name="P9">password:- <text:s/>qweASD!@#4</text:p>
      <text:p text:style-name="P10"/>
      <text:p text:style-name="P11"/>
      <text:p text:style-name="P12">id: - <text:s/><text:a xlink:href="mailto:ritikkumar16061995@gmail.com" office:target-frame-name="_top" xlink:show="replace">ritikkumar16061995@gmail.com</text:a><text:s/>or 095990 87215</text:p>
      <text:p text:style-name="P13">password: - <text:s/>(Ritik@123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an Shrivastav</meta:initial-creator>
    <dc:creator>Aman Shrivastav</dc:creator>
    <meta:creation-date>2023-11-17T16:47:00Z</meta:creation-date>
    <dc:date>2024-07-04T03:46:00Z</dc:date>
    <meta:template xlink:href="Normal" xlink:type="simple"/>
    <meta:editing-cycles>2</meta:editing-cycles>
    <meta:editing-duration>PT3780S</meta:editing-duration>
    <meta:document-statistic meta:page-count="1" meta:paragraph-count="1" meta:word-count="40" meta:character-count="271" meta:row-count="1" meta:non-whitespace-character-count="232"/>
  </office:meta>
</office:document-meta>
</file>